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normal" officeooo:rsid="00031881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7de4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10b21d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5c31c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31c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 style:list-style-name="L1">
      <style:text-properties style:font-name="Liberation Mono" fo:font-size="18pt" fo:font-style="italic" fo:font-weight="normal" officeooo:rsid="001e1a86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 style:list-style-name="L1">
      <style:text-properties style:font-name="Liberation Mono" fo:font-size="18pt" fo:font-style="italic" fo:font-weight="normal" officeooo:rsid="001886c6" officeooo:paragraph-rsid="001886c6" style:font-size-asian="15.75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officeooo:paragraph-rsid="001886c6"/>
    </style:style>
    <style:style style:name="P29" style:family="paragraph" style:parent-style-name="Standard" style:list-style-name="L1">
      <style:text-properties officeooo:rsid="001e1a86" officeooo:paragraph-rsid="001e1a86"/>
    </style:style>
    <style:style style:name="P30" style:family="paragraph" style:parent-style-name="Standard" style:list-style-name="L1">
      <style:text-properties style:font-name="Liberation Mono" fo:font-size="18pt" fo:font-style="italic" fo:font-weight="normal" officeooo:rsid="001e1a86" officeooo:paragraph-rsid="001e1a86" style:font-size-asian="15.75pt" style:font-style-asian="italic" style:font-weight-asian="normal" style:font-size-complex="18pt" style:font-style-complex="italic" style:font-weight-complex="normal"/>
    </style:style>
    <style:style style:name="P31" style:family="paragraph" style:parent-style-name="Standard">
      <style:text-properties officeooo:rsid="001e1a86" officeooo:paragraph-rsid="001e1a86"/>
    </style:style>
    <style:style style:name="P32" style:family="paragraph" style:parent-style-name="Standard" style:list-style-name="L1">
      <style:text-properties style:font-name="Liberation Mono" fo:font-size="18pt" fo:font-style="italic" fo:font-weight="normal" officeooo:rsid="001ebf38" officeooo:paragraph-rsid="001ebf38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officeooo:rsid="001ebf38" officeooo:paragraph-rsid="001ebf38"/>
    </style:style>
    <style:style style:name="P34" style:family="paragraph" style:parent-style-name="Standard" style:list-style-name="L1">
      <style:text-properties style:font-name="Liberation Mono" fo:font-size="18pt" fo:font-style="italic" fo:font-weight="normal" officeooo:rsid="001fea4a" officeooo:paragraph-rsid="001fea4a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>
      <style:text-properties officeooo:rsid="001fea4a" officeooo:paragraph-rsid="001fea4a"/>
    </style:style>
    <style:style style:name="P36" style:family="paragraph" style:parent-style-name="Standard" style:list-style-name="L1">
      <style:text-properties style:font-name="Liberation Mono" fo:font-size="18pt" fo:font-style="italic" fo:font-weight="normal" officeooo:rsid="0020cd76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 style:list-style-name="L1">
      <style:text-properties style:font-name="Liberation Mono" fo:font-size="18pt" fo:font-style="italic" fo:font-weight="normal" officeooo:rsid="0020cd76" officeooo:paragraph-rsid="0020cd76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 style:list-style-name="L1">
      <style:text-properties officeooo:rsid="0020cd76" officeooo:paragraph-rsid="0020cd76"/>
    </style:style>
    <style:style style:name="P39" style:family="paragraph" style:parent-style-name="Standard" style:list-style-name="L1">
      <style:text-properties style:font-name="Liberation Mono" fo:font-size="18pt" fo:font-style="italic" fo:font-weight="normal" officeooo:rsid="0027085f" officeooo:paragraph-rsid="0027085f" style:font-size-asian="15.75pt" style:font-style-asian="italic" style:font-weight-asian="normal" style:font-size-complex="18pt" style:font-style-complex="italic" style:font-weight-complex="normal"/>
    </style:style>
    <style:style style:name="P40" style:family="paragraph" style:parent-style-name="Standard" style:list-style-name="L1">
      <style:text-properties officeooo:rsid="0027085f" officeooo:paragraph-rsid="0027085f"/>
    </style:style>
    <style:style style:name="P41" style:family="paragraph" style:parent-style-name="Standard">
      <style:text-properties officeooo:rsid="0028ba8a" officeooo:paragraph-rsid="0028ba8a"/>
    </style:style>
    <style:style style:name="P42" style:family="paragraph" style:parent-style-name="Standard" style:list-style-name="L1">
      <style:text-properties style:font-name="Liberation Mono" fo:font-size="18pt" fo:font-style="italic" fo:font-weight="normal" officeooo:rsid="0028ba8a" officeooo:paragraph-rsid="0028ba8a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 style:list-style-name="L1">
      <style:text-properties officeooo:rsid="0028ba8a" officeooo:paragraph-rsid="0028ba8a"/>
    </style:style>
    <style:style style:name="P44" style:family="paragraph" style:parent-style-name="Standard" style:list-style-name="L1">
      <style:text-properties style:font-name="Liberation Mono" fo:font-size="18pt" fo:font-style="italic" fo:font-weight="normal" officeooo:rsid="002ab280" officeooo:paragraph-rsid="002ab280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text-properties officeooo:rsid="002ab280" officeooo:paragraph-rsid="002ab280"/>
    </style:style>
    <style:style style:name="P46" style:family="paragraph" style:parent-style-name="Standard" style:list-style-name="L1">
      <style:text-properties style:font-name="Liberation Mono" fo:font-size="18pt" fo:font-style="italic" fo:font-weight="normal" officeooo:rsid="002ab280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 style:list-style-name="L1">
      <style:text-properties style:font-name="Liberation Mono" fo:font-size="18pt" fo:font-style="italic" fo:font-weight="normal" officeooo:rsid="002b86fa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 style:list-style-name="L1">
      <style:text-properties officeooo:rsid="002ab280" officeooo:paragraph-rsid="002b86fa"/>
    </style:style>
    <style:style style:name="P49" style:family="paragraph" style:parent-style-name="Standard" style:list-style-name="L1">
      <style:text-properties officeooo:rsid="002ab280" officeooo:paragraph-rsid="002ca70b"/>
    </style:style>
    <style:style style:name="P50" style:family="paragraph" style:parent-style-name="Standard" style:list-style-name="L1">
      <style:text-properties style:font-name="Liberation Mono" fo:font-size="18pt" fo:font-style="italic" fo:font-weight="normal" officeooo:rsid="002ca70b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 style:list-style-name="L1">
      <style:text-properties officeooo:paragraph-rsid="002e84d3"/>
    </style:style>
    <style:style style:name="P52" style:family="paragraph" style:parent-style-name="Standard" style:list-style-name="L1">
      <style:text-properties style:font-name="Liberation Mono" fo:font-size="18pt" fo:font-style="italic" fo:font-weight="bold" officeooo:rsid="002e84d3" officeooo:paragraph-rsid="002e84d3" style:font-size-asian="15.75pt" style:font-style-asian="italic" style:font-weight-asian="bold" style:font-size-complex="18pt" style:font-style-complex="italic" style:font-weight-complex="bold"/>
    </style:style>
    <style:style style:name="P53" style:family="paragraph" style:parent-style-name="Standard" style:list-style-name="L1">
      <style:text-properties style:font-name="Liberation Mono" fo:font-size="18pt" fo:font-style="italic" fo:font-weight="normal" officeooo:rsid="002e84d3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4" style:family="paragraph" style:parent-style-name="Standard" style:list-style-name="L1">
      <style:text-properties officeooo:rsid="00067d55" officeooo:paragraph-rsid="002e84d3"/>
    </style:style>
    <style:style style:name="P55" style:family="paragraph" style:parent-style-name="Standard" style:list-style-name="L1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6" style:family="paragraph" style:parent-style-name="Standard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7" style:family="paragraph" style:parent-style-name="Standard" style:list-style-name="L1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58" style:family="paragraph" style:parent-style-name="Standard" style:list-style-name="L1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59" style:family="paragraph" style:parent-style-name="Standard" style:list-style-name="L1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60" style:family="paragraph" style:parent-style-name="Standard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61" style:family="paragraph" style:parent-style-name="Standard" style:list-style-name="L1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2" style:family="paragraph" style:parent-style-name="Standard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3" style:family="paragraph" style:parent-style-name="Standard" style:list-style-name="L1">
      <style:text-properties style:font-name="Liberation Mono" fo:font-size="18pt" fo:font-style="italic" fo:font-weight="normal" officeooo:rsid="00352455" officeooo:paragraph-rsid="00352455" style:font-size-asian="15.75pt" style:font-style-asian="italic" style:font-weight-asian="normal" style:font-size-complex="18pt" style:font-style-complex="italic" style:font-weight-complex="normal"/>
    </style:style>
    <style:style style:name="P64" style:family="paragraph" style:parent-style-name="Standard" style:list-style-name="L1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65" style:family="paragraph" style:parent-style-name="Standard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66" style:family="paragraph" style:parent-style-name="Standard" style:list-style-name="L1">
      <style:text-properties style:font-name="Liberation Mono" fo:font-size="18pt" fo:font-style="italic" fo:font-weight="normal" officeooo:rsid="003829c2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67" style:family="paragraph" style:parent-style-name="Standard" style:list-style-name="L1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68" style:family="paragraph" style:parent-style-name="Standard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69" style:family="paragraph" style:parent-style-name="Standard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70" style:family="paragraph" style:parent-style-name="Standard" style:list-style-name="L1">
      <style:text-properties style:font-name="Liberation Mono" fo:font-size="18pt" fo:font-style="italic" fo:font-weight="normal" officeooo:rsid="003dbbdd" officeooo:paragraph-rsid="003dbbdd" style:font-size-asian="15.75pt" style:font-style-asian="italic" style:font-weight-asian="normal" style:font-size-complex="18pt" style:font-style-complex="italic" style:font-weight-complex="normal"/>
    </style:style>
    <style:style style:name="P71" style:family="paragraph" style:parent-style-name="Standard" style:list-style-name="L1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72" style:family="paragraph" style:parent-style-name="Standard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73" style:family="paragraph" style:parent-style-name="Standard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74" style:family="paragraph" style:parent-style-name="Standard" style:list-style-name="L1">
      <style:text-properties officeooo:rsid="00182ad8" officeooo:paragraph-rsid="00270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5e3"/>
    </style:style>
    <style:style style:name="T5" style:family="text">
      <style:text-properties officeooo:rsid="000bf96f"/>
    </style:style>
    <style:style style:name="T6" style:family="text">
      <style:text-properties officeooo:rsid="0010b21d"/>
    </style:style>
    <style:style style:name="T7" style:family="text">
      <style:text-properties officeooo:rsid="00142464"/>
    </style:style>
    <style:style style:name="T8" style:family="text">
      <style:text-properties officeooo:rsid="0016a43b"/>
    </style:style>
    <style:style style:name="T9" style:family="text">
      <style:text-properties officeooo:rsid="00182ad8"/>
    </style:style>
    <style:style style:name="T10" style:family="text">
      <style:text-properties officeooo:rsid="001886c6"/>
    </style:style>
    <style:style style:name="T11" style:family="text">
      <style:text-properties officeooo:rsid="001a358f"/>
    </style:style>
    <style:style style:name="T12" style:family="text">
      <style:text-properties officeooo:rsid="001b6280"/>
    </style:style>
    <style:style style:name="T13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16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font-name="Liberation Mono" fo:font-size="18pt" fo:font-style="italic" fo:font-weight="normal" officeooo:rsid="0028ba8a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2ab280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2b86fa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2ca70b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fo:font-weight="normal" officeooo:rsid="002e84d3" style:font-size-asian="15.75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fo:font-weight="normal" officeooo:rsid="00067d55" style:font-size-asian="15.75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Liberation Mono" fo:font-size="18pt" fo:font-style="italic" fo:font-weight="normal" officeooo:rsid="000db5f1" style:font-size-asian="15.75pt" style:font-style-asian="italic" style:font-weight-asian="normal" style:font-size-complex="18pt" style:font-style-complex="italic" style:font-weight-complex="normal"/>
    </style:style>
    <style:style style:name="T26" style:family="text">
      <style:text-properties officeooo:rsid="000db5f1"/>
    </style:style>
    <style:style style:name="T27" style:family="text">
      <style:text-properties officeooo:rsid="002e84d3"/>
    </style:style>
    <style:style style:name="T28" style:family="text">
      <style:text-properties officeooo:rsid="003dbbdd"/>
    </style:style>
    <style:style style:name="T29" style:family="text">
      <style:text-properties officeooo:rsid="0036d77a"/>
    </style:style>
    <style:style style:name="T30" style:family="text">
      <style:text-properties officeooo:rsid="0037eff0"/>
    </style:style>
    <style:style style:name="T31" style:family="text">
      <style:text-properties officeooo:rsid="0039e10a"/>
    </style:style>
    <style:style style:name="T32" style:family="text">
      <style:text-properties officeooo:rsid="003e6b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 device developed by <text:span text:style-name="T1">Charles Babbage</text:span> near 19<text:span text:style-name="T2">th</text:span><text:span text:style-name="T3"> century.</text:span></text:p>
          <text:p text:style-name="P3"><text:s text:c="2"/></text:p>
          <text:p text:style-name="P3"><text:s text:c="2"/>It takes input data from input device, stores(not-always) and processes it and produce output.</text:p>
          <text:p text:style-name="P3"><text:s text:c="2"/></text:p>
          <text:p text:style-name="P3"><text:s text:c="2"/>It has 2 components:</text:p>
          <text:p text:style-name="P2">1.Hardware</text:p>
          <text:p text:style-name="P2">2.Software – applications and OS</text:p>
          <text:p text:style-name="P3"><text:s text:c="2"/></text:p>
          <text:p text:style-name="P3"><text:s text:c="2"/>Its main characteristics are speed, accuracy, storage, <text:span text:style-name="T4">diligence,</text:span> <text:span text:style-name="T4">versatility, automation.</text:span></text:p>
          <text:p text:style-name="P4"/>
          <text:p text:style-name="P5"><text:s text:c="2"/>The word “computer” is derived from latin word “computare” whose meaning is “to calculate/sum”.</text:p>
          <text:p text:style-name="P5"/>
          <text:p text:style-name="P5"><text:s text:c="2"/>“Common Operating Machine Purposely Used for Technological and Educational Research” is actually a backronym of computer.</text:p>
          <text:p text:style-name="P6"/>
        </text:list-item>
        <text:list-item>
          <text:p text:style-name="P7">Major memory types are Primary,Secondary and Cache.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<text:soft-page-break/>instructions.Its divided into L1,L2 and L3 among which L1 is smallest and fastest.</text:p>
          <text:p text:style-name="P8"><text:s/></text:p>
        </text:list-item>
        <text:list-item>
          <text:p text:style-name="P9">Generations of Computer:</text:p>
          <text:p text:style-name="P9">1.First<text:span text:style-name="T3">(1940s-1950s) – Vaccum-Tube</text:span></text:p>
          <text:p text:style-name="P9">2.Second(1950s-1960s) - Transistor</text:p>
          <text:p text:style-name="P9">3.Third(1960s-1970s) – Integrated Circuits<text:span text:style-name="T5">(IC)</text:span></text:p>
          <text:p text:style-name="P9">4.Fourth(1970s-1980s) – <text:span text:style-name="T5">Large-Scale IC</text:span> </text:p>
          <text:p text:style-name="P9">5.Fifth(till present) – <text:span text:style-name="T5">Ultra-Scale IC &amp; AI</text:span></text:p>
        </text:list-item>
      </text:list>
      <text:p text:style-name="P10"/>
      <text:list text:continue-numbering="true" text:style-name="L1">
        <text:list-item>
          <text:p text:style-name="P11">RAM(Random-Access-Memory):</text:p>
          <text:p text:style-name="P11"><text:s text:c="2"/>It is present in motherboard and is a volatile memory that means it stores only data that is currently is in process and erases it after power supply cut.</text:p>
          <text:p text:style-name="P11"><text:s text:c="2"/>It is also known as read-write-memory and direct-access-memory.CPU can directly access data from RAM.</text:p>
          <text:p text:style-name="P11">1.SRAM(Static):</text:p>
          <text:p text:style-name="P11"><text:s text:c="2"/>- used for cache memory</text:p>
          <text:p text:style-name="P11"><text:s text:c="2"/>- data primarily remains in SRAM</text:p>
          <text:p text:style-name="P11">2.DRAM(Dynamic):</text:p>
          <text:p text:style-name="P11"><text:s text:c="2"/>- data transfers to it when refreshed frequently.</text:p>
        </text:list-item>
      </text:list>
      <text:p text:style-name="P12"/>
      <text:list text:continue-numbering="true" text:style-name="L1">
        <text:list-item>
          <text:p text:style-name="P13">ROM(Read-Only-Memory):</text:p>
          <text:p text:style-name="P13"><text:s text:c="2"/>It is non-volatile and is generally used for storing <text:span text:style-name="T6">firmware which includes BIOS</text:span>(Basic-I/O-System<text:span text:style-name="T6">)</text:span> and boot instructions.</text:p>
          <text:p text:style-name="P14"><text:soft-page-break/><text:s text:c="2"/>Generally it is not possible to make changes in ROM.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<text:s text:c="2"/>It uses logic circuits and is highly flexible with power consumption being low.</text:p>
          <text:p text:style-name="P16"><text:s text:c="2"/>It is costlier but provides high quality data transmission.</text:p>
          <text:p text:style-name="P16"><text:s text:c="2"/>It uses binary language <text:span text:style-name="T7">whose unit is bit</text:span> i.e.,0(low volt) &amp; 1(high volt).</text:p>
          <text:p text:style-name="P18"><text:s text:c="2"/>Data input is not continuous.</text:p>
        </text:list-item>
        <text:list-item>
          <text:p text:style-name="P19">Byte – octate of bits</text:p>
          <text:p text:style-name="P19"/>
        </text:list-item>
        <text:list-item>
          <text:p text:style-name="P16">Analog System</text:p>
          <text:p text:style-name="P16"><text:s text:c="2"/>It uses electrical circuits and is cheaper but has high power consumption with low data transmission quality and less flexibility.</text:p>
          <text:p text:style-name="P20"><text:s text:c="2"/>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9"><text:soft-page-break/>Logic Levels &amp; Pulse Wave Forms:</text:p>
          <text:p text:style-name="P19"><text:s text:c="2"/>If high voltage represents 1(binary) and low represents 0(binary) then it is Positive logic system otherwise it is negative.</text:p>
          <text:p text:style-name="P19"><text:s text:c="2"/>Digital circuits are designed to respond to range of input values and circuit gives same response regardless of exact value.</text:p>
          <text:p text:style-name="P21"><text:s text:c="2"/>Pulse is generated via drastic changes in voltage values such as low voltage to high voltage and vice-versa.</text:p>
          <text:p text:style-name="P22"><text:s text:c="2"/>low to high is postive pulse and high to low is negative.</text:p>
          <text:p text:style-name="P21"><text:s text:c="2"/>Digital waveforms are made up of series of pulses.</text:p>
        </text:list-item>
      </text:list>
      <text:p text:style-name="P23"/>
      <text:list text:continue-numbering="true" text:style-name="L1">
        <text:list-item>
          <text:p text:style-name="P24">Computer type based on Mechanism:</text:p>
          <text:p text:style-name="P24">1.Analog – uses analog system</text:p>
          <text:p text:style-name="P24">2.Digital – uses digital system</text:p>
          <text:p text:style-name="P24">3.Hybrid – used both</text:p>
        </text:list-item>
      </text:list>
      <text:p text:style-name="P25"/>
      <text:list text:continue-numbering="true" text:style-name="L1">
        <text:list-item>
          <text:p text:style-name="P24">Computer type based on Purpose:</text:p>
          <text:p text:style-name="P24">1.Special – designed for specific tasks, although not flexible but can work efficiently.</text:p>
          <text:p text:style-name="P24">2.General – It is flexible but less efficient than Special purpose computer.</text:p>
        </text:list-item>
      </text:list>
      <text:p text:style-name="P25"/>
      <text:list text:continue-numbering="true" text:style-name="L1">
        <text:list-item>
          <text:p text:style-name="P24">Computer type based on Size:</text:p>
          <text:p text:style-name="P24">1.<text:span text:style-name="T8">Super – not portable and is very expensive but very fast(runs at 10 million instructions per second.Ex.Cray and CDC Cyber.</text:span><text:span text:style-name="T9">It is used for complex calculations.</text:span></text:p>
          <text:p text:style-name="P26"><text:soft-page-break/>2.Mainframe – same as super computer except for its use that is massive data handling.</text:p>
          <text:p text:style-name="P26">3.<text:span text:style-name="T10">Mini – general use computer more powerful than micro but less powerful than micro.</text:span><text:span text:style-name="T11">ex.mid-range servers &amp; </text:span><text:span text:style-name="T12">high-performance </text:span><text:span text:style-name="T11">computing cluster</text:span></text:p>
          <text:p text:style-name="P27">4.Micro</text:p>
        </text:list-item>
      </text:list>
      <text:p text:style-name="P28"><text:span text:style-name="T13"/></text:p>
      <text:list text:continue-numbering="true" text:style-name="L1">
        <text:list-item>
          <text:p text:style-name="P29"><text:span text:style-name="T13">M</text:span><text:span text:style-name="T14">icro - </text:span><text:span text:style-name="T13">cheaper than mini </text:span><text:span text:style-name="T15">but </text:span><text:span text:style-name="T13">less storage capacity than mini.</text:span></text:p>
          <text:p text:style-name="P29"><text:span text:style-name="T13">1.</text:span><text:span text:style-name="T14">Desktop – more hardware flexibility compared to laptop and a bit more powerful but portability might be a bit less than that of laptop and palmtop.</text:span></text:p>
          <text:p text:style-name="P30">2.Laptop – highly portable.</text:p>
          <text:p text:style-name="P29"><text:span text:style-name="T14">3.Palmtop – very small size but provides limited functions due to this.</text:span><text:span text:style-name="T16">Some of the functions were phonebook, calender, to-do-list and some basic calculations.</text:span></text:p>
        </text:list-item>
      </text:list>
      <text:p text:style-name="P31"><text:span text:style-name="T16"/></text:p>
      <text:list text:continue-numbering="true" text:style-name="L1">
        <text:list-item>
          <text:p text:style-name="P32">Workstation - It is a single user computer with powerful processor, high quality monitor and large storage as compared to micro and is generally used for developing softwares/complex designs/animations.</text:p>
        </text:list-item>
      </text:list>
      <text:p text:style-name="P33"><text:span text:style-name="T14"/></text:p>
      <text:list text:continue-numbering="true" text:style-name="L1">
        <text:list-item>
          <text:p text:style-name="P34">ECC(error correcting code) – can detect and fix memory errors before it affects system performance.</text:p>
        </text:list-item>
      </text:list>
      <text:p text:style-name="P35"><text:span text:style-name="T14"/></text:p>
      <text:list text:continue-numbering="true" text:style-name="L1">
        <text:list-item>
          <text:p text:style-name="P34"><text:soft-page-break/>RAID(redundant array of independent disks) - organises multiple hard drives to act as a single storage unit.</text:p>
        </text:list-item>
      </text:list>
      <text:p text:style-name="P35"><text:span text:style-name="T14"/></text:p>
      <text:list text:continue-numbering="true" text:style-name="L1">
        <text:list-item>
          <text:p text:style-name="P34">SSD </text:p>
          <text:p text:style-name="P34">– uses integrated circuits to store data</text:p>
          <text:p text:style-name="P34">- faster due to lack of moving parts</text:p>
          <text:p text:style-name="P34">- more resistant to shocks and consumes less power.</text:p>
        </text:list-item>
        <text:list-item>
          <text:p text:style-name="P34">HDD</text:p>
          <text:p text:style-name="P34">- uses spinning disks and moving read/write heads.</text:p>
          <text:p text:style-name="P34">- slower than SDD, less shock resistant &amp; more power consumption.</text:p>
        </text:list-item>
      </text:list>
      <text:p text:style-name="P35"><text:span text:style-name="T14"/></text:p>
      <text:list text:continue-numbering="true" text:style-name="L1">
        <text:list-item>
          <text:p text:style-name="P36">Operating System:</text:p>
          <text:p text:style-name="P36"><text:s text:c="2"/>It is a software that manages computer`s all resources and acts as intermediary b/w user &amp; computer hardware.</text:p>
          <text:p text:style-name="P37"><text:s text:c="2"/>Its advantages are UI(user interface), Resource management ensuring no conflicts(both hardware and software), multitasking.</text:p>
          <text:p text:style-name="P38"><text:span text:style-name="T14"><text:s text:c="2"/></text:span><text:span text:style-name="T17">If OS is corrupt then whole system won`t work.</text:span></text:p>
          <text:p text:style-name="P38"><text:span text:style-name="T17"/></text:p>
        </text:list-item>
        <text:list-item>
          <text:p text:style-name="P39">DOS(Disk Operating System): </text:p>
          <text:p text:style-name="P39"><text:s text:c="2"/>MSDOS is the most widely installed version of it.</text:p>
          <text:p text:style-name="P39"><text:s text:c="2"/>DOS was developed by Sam Paterson at seattle computer products, initially named QDOS then 86-DOS.</text:p>
          <text:p text:style-name="P40"><text:soft-page-break/><text:span text:style-name="T14"><text:s text:c="2"/></text:span><text:span text:style-name="T18">It only provides CLI(command line interface).</text:span></text:p>
        </text:list-item>
      </text:list>
      <text:p text:style-name="P41"><text:span text:style-name="T18"/></text:p>
      <text:list text:continue-numbering="true" text:style-name="L1">
        <text:list-item>
          <text:p text:style-name="P42">Internal Commands DOS</text:p>
          <text:p text:style-name="P42"><text:s text:c="2"/>commands that are loaded into memory upon startup of OS.</text:p>
          <text:p text:style-name="P42"><text:s text:c="2"/>Some of which are:</text:p>
          <text:p text:style-name="P42">1.MKDIR/MD – create directory</text:p>
          <text:p text:style-name="P42">2.DIR – lists all files in directory</text:p>
          <text:p text:style-name="P42">3.COPY CON – create a file in directory</text:p>
          <text:p text:style-name="P42">4.ERASE/DEL – delete a file</text:p>
          <text:p text:style-name="P42">5.DATE – shows system date</text:p>
        </text:list-item>
      </text:list>
      <text:p text:style-name="P41"><text:span text:style-name="T14"/></text:p>
      <text:list text:continue-numbering="true" text:style-name="L1">
        <text:list-item>
          <text:p text:style-name="P42">External Commands DOS</text:p>
          <text:p text:style-name="P42"><text:s text:c="2"/>commands that are not loaded into memory upon OS startup but are loaded when you run that command.</text:p>
          <text:p text:style-name="P42"><text:s text:c="2"/>Some of which are:</text:p>
          <text:p text:style-name="P43"><text:span text:style-name="T14">1.</text:span><text:span text:style-name="T19">MORE – see contents of file</text:span></text:p>
          <text:p text:style-name="P44">2.MEM – display free &amp; used memory</text:p>
          <text:p text:style-name="P44">3.SYS – copy a file to disk</text:p>
          <text:p text:style-name="P44">4.X COPY – change location of a directory</text:p>
          <text:p text:style-name="P44">5.MOVE – change file location</text:p>
        </text:list-item>
      </text:list>
      <text:p text:style-name="P45"><text:span text:style-name="T14"/></text:p>
      <text:list text:continue-numbering="true" text:style-name="L1">
        <text:list-item>
          <text:p text:style-name="P44">Windows OS</text:p>
          <text:p text:style-name="P44"><text:s text:c="2"/>It is a GUI based OS developed by microsoft corporation company in 1985.</text:p>
          <text:p text:style-name="P46"><text:s text:c="2"/>Initially it was single user OS but after Windows-98 it turned into multitasking multiuser OS.</text:p>
          <text:p text:style-name="P47"><text:s text:c="2"/>Windows 1, 2, 3, 95, 98, 2000, ME, XP, 7, VISTA, 8, 10, 11, 12.</text:p>
          <text:p text:style-name="P48"><text:span text:style-name="T20"/></text:p>
        </text:list-item>
        <text:list-item>
          <text:p text:style-name="P47"><text:soft-page-break/>LINUX(from UNIX)</text:p>
          <text:p text:style-name="P47"><text:s text:c="2"/>It was developed by Linus Torvalds in 1991.</text:p>
          <text:p text:style-name="P47"><text:s text:c="2"/>It is open source and free.</text:p>
          <text:p text:style-name="P47"><text:s text:c="2"/>It is very flexible and customizable.</text:p>
          <text:p text:style-name="P47"><text:s text:c="2"/>It is multitasking &amp; multiuser OS.</text:p>
          <text:p text:style-name="P49"><text:span text:style-name="T20"><text:s text:c="2"/>It </text:span><text:span text:style-name="T21">provides network information service.</text:span></text:p>
          <text:p text:style-name="P50"><text:s text:c="2"/>It provide virtual memory service.</text:p>
          <text:p text:style-name="P51"><text:span text:style-name="T21"/></text:p>
          <text:p text:style-name="P52">COMPUTER`S MAJOR COMPONENTS</text:p>
        </text:list-item>
        <text:list-item>
          <text:p text:style-name="P53">CPU:</text:p>
          <text:p text:style-name="P53"><text:s text:c="2"/>It is considered brain, does all the tasks and controls all parts.</text:p>
          <text:p text:style-name="P51"><text:span text:style-name="T22"><text:s text:c="2"/>It</text:span><text:span text:style-name="T23"> </text:span><text:span text:style-name="T24">mainly </text:span><text:span text:style-name="T23">consists of:</text:span></text:p>
          <text:p text:style-name="P54"><text:span text:style-name="T14">1.ALU(</text:span><text:span text:style-name="T25">A</text:span><text:span text:style-name="T14">rithmetic-</text:span><text:span text:style-name="T25">L</text:span><text:span text:style-name="T14">ogic-</text:span><text:span text:style-name="T25">U</text:span><text:span text:style-name="T14">nit) – it is the computational engine of CPU used for arithmetic and logical operations.</text:span></text:p>
          <text:p text:style-name="P55">2.CU(<text:span text:style-name="T26">C</text:span>ontrol-<text:span text:style-name="T26">U</text:span>nit) – it is the brain of CPU, directing and coordinating operations of other components.</text:p>
          <text:p text:style-name="P53">3.Registers – small high-speed storage locations that hold active data.</text:p>
        </text:list-item>
      </text:list>
      <text:p text:style-name="P56"><text:span text:style-name="T22"/></text:p>
      <text:list text:continue-numbering="true" text:style-name="L1">
        <text:list-item>
          <text:p text:style-name="P57"><text:span text:style-name="T27">M</text:span>onitor:</text:p>
          <text:p text:style-name="P57"><text:s text:c="2"/>It <text:span text:style-name="T28">provides output in visual form &amp; graphics card is required for it.</text:span></text:p>
          <text:p text:style-name="P57"><text:s text:c="2"/>In Desktop computers, it is connected to CPU via HDMI or VGA.</text:p>
          <text:p text:style-name="P57"><text:s text:c="2"/>Types of Displays:</text:p>
          <text:p text:style-name="P57">1.CRT(cathode-ray-tube) – could only display simple text &amp; basic graphics.</text:p>
          <text:p text:style-name="P58">2.LCD(liquid-crystal-display)</text:p>
          <text:p text:style-name="P58"><text:soft-page-break/>3.LED(light-emitting-diode) – essentially LCD but with LED backlighting.</text:p>
          <text:p text:style-name="P58">4.OLED(organic-light-emitting-diode) – self illuminating pixels.</text:p>
          <text:p text:style-name="P59">5.Plasma</text:p>
        </text:list-item>
      </text:list>
      <text:p text:style-name="P60"/>
      <text:list text:continue-numbering="true" text:style-name="L1">
        <text:list-header>
          <text:p text:style-name="P58"><text:s text:c="2"/>LCDs manipulate light to form images via liquid crystals b/w 2 layers of glass and illuminating screen by backlight which is either fluorescent or LED.</text:p>
        </text:list-header>
      </text:list>
      <text:p text:style-name="P60"/>
      <text:list text:continue-numbering="true" text:style-name="L1">
        <text:list-header>
          <text:p text:style-name="P58"><text:s text:c="2"/>Monochrome display – black &amp; white</text:p>
          <text:p text:style-name="P58"><text:s text:c="2"/>Color display – made up of red, green and blue pixels &amp; is also known as RGB display.</text:p>
        </text:list-header>
      </text:list>
      <text:p text:style-name="P60"/>
      <text:list text:continue-numbering="true" text:style-name="L1">
        <text:list-header>
          <text:p text:style-name="P61"><text:s text:c="2"/>Resolution – number of pixels in a screen.</text:p>
        </text:list-header>
      </text:list>
      <text:p text:style-name="P62"/>
      <text:list text:continue-numbering="true" text:style-name="L1">
        <text:list-header>
          <text:p text:style-name="P61"><text:s text:c="2"/><text:span text:style-name="T29">Touchscreen is a layer on top of display that senses touch input.</text:span></text:p>
        </text:list-header>
      </text:list>
      <text:p text:style-name="P62"/>
      <text:list text:continue-numbering="true" text:style-name="L1">
        <text:list-item>
          <text:p text:style-name="P63">Keyboard:</text:p>
          <text:p text:style-name="P63"><text:s text:c="2"/>It is a text based input device.</text:p>
          <text:p text:style-name="P63"><text:s text:c="2"/>It consists of a set of keys mounted.</text:p>
          <text:p text:style-name="P63">1.Function keys – 12 in total<text:span text:style-name="T30">(F1-F12)</text:span></text:p>
          <text:p text:style-name="P63">2.Alphanumeric keys – alphabet &amp; numbers with some special characters<text:span text:style-name="T30">(@,%,&amp;,(,},:)</text:span>.</text:p>
          <text:p text:style-name="P63">3.Special keys – designated function such as enter,ctrl,alt,del,esc etc..</text:p>
          <text:p text:style-name="P63">4.Numeric keys – numbers and math operators.</text:p>
          <text:p text:style-name="P63">5.<text:span text:style-name="T30">Navigation</text:span> keys – 4 in total</text:p>
          <text:p text:style-name="P64"><text:soft-page-break/>6.Multimedia keys – available in integrated form with other keys.It might not be available in all keyboards.</text:p>
        </text:list-item>
      </text:list>
      <text:p text:style-name="P65"/>
      <text:list text:continue-numbering="true" text:style-name="L1">
        <text:list-item>
          <text:p text:style-name="P64">Mouse:</text:p>
          <text:p text:style-name="P64"><text:s text:c="2"/>It is needed for OS and applications with GUI.</text:p>
          <text:p text:style-name="P66"><text:s text:c="2"/></text:p>
          <text:p text:style-name="P66"><text:s text:c="2"/>It can perform following actions:</text:p>
          <text:p text:style-name="P64">1.left click – to select</text:p>
          <text:p text:style-name="P64">2.double left click – to run or start program/application.</text:p>
          <text:p text:style-name="P64">3.right click – <text:span text:style-name="T31">to display set of commands.</text:span></text:p>
          <text:p text:style-name="P67">4.drag &amp; drop by left side – to move a file/folder or an application.</text:p>
          <text:p text:style-name="P67"><text:s text:c="2"/></text:p>
          <text:p text:style-name="P67"><text:s text:c="2"/>Some of its types are:</text:p>
          <text:p text:style-name="P67">1.Trackball</text:p>
          <text:p text:style-name="P67">2.Mechanical</text:p>
          <text:p text:style-name="P67">3.Optical</text:p>
          <text:p text:style-name="P67"><text:s text:c="2"/>The above all can be wired or wireless.</text:p>
        </text:list-item>
      </text:list>
      <text:p text:style-name="P68"/>
      <text:list text:continue-numbering="true" text:style-name="L1">
        <text:list-item>
          <text:p text:style-name="P67">Printer:</text:p>
          <text:p text:style-name="P67"><text:s text:c="2"/>It is an output device used to produce hard copy of data on paper.</text:p>
          <text:p text:style-name="P59">1.Impact</text:p>
          <text:p text:style-name="P59">2.Non-Impact</text:p>
        </text:list-item>
      </text:list>
      <text:p text:style-name="P69"/>
      <text:list text:continue-numbering="true" text:style-name="L1">
        <text:list-item>
          <text:p text:style-name="P59">Speaker:</text:p>
          <text:p text:style-name="P59"><text:s text:c="2"/>It gives output in form of audio.</text:p>
          <text:p text:style-name="P59"><text:s text:c="2"/><text:span text:style-name="T28">Sound card is necessary.</text:span></text:p>
        </text:list-item>
      </text:list>
      <text:p text:style-name="P69"/>
      <text:list text:continue-numbering="true" text:style-name="L1">
        <text:list-item>
          <text:p text:style-name="P70"><text:soft-page-break/>Scanner:</text:p>
          <text:p text:style-name="P70"><text:s text:c="2"/>It inputs data from hard copy to digital form.</text:p>
          <text:p text:style-name="P70"><text:s text:c="2"/>Its types are:</text:p>
          <text:p text:style-name="P70">1.Flatbed – flat glass surface as scanning area.</text:p>
          <text:p text:style-name="P70">2.Handheld – small but less accurate</text:p>
          <text:p text:style-name="P70">3.Sheetfed – <text:span text:style-name="T32">for large amount</text:span></text:p>
          <text:p text:style-name="P71">4.Drum – detailed miniature info and accurate</text:p>
          <text:p text:style-name="P71">5.Photo – high resolution</text:p>
        </text:list-item>
      </text:list>
      <text:p text:style-name="P72"/>
      <text:list text:continue-numbering="true" text:style-name="L1">
        <text:list-item>
          <text:p text:style-name="P71"/>
          <text:p text:style-name="P70"/>
          <text:p text:style-name="P67"/>
        </text:list-item>
      </text:list>
      <text:p text:style-name="P73"/>
      <text:list text:continue-numbering="true" text:style-name="L1">
        <text:list-header>
          <text:p text:style-name="P57"/>
        </text:list-header>
      </text:list>
      <text:p text:style-name="P73"/>
      <text:list text:continue-numbering="true" text:style-name="L1">
        <text:list-header>
          <text:p text:style-name="P7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6T18:55:47.675047142</dc:date>
    <meta:editing-duration>PT1H29M</meta:editing-duration>
    <meta:editing-cycles>19</meta:editing-cycles>
    <meta:generator>LibreOffice/24.8.7.2$Linux_X86_64 LibreOffice_project/480$Build-2</meta:generator>
    <meta:document-statistic meta:table-count="0" meta:image-count="0" meta:object-count="0" meta:page-count="11" meta:paragraph-count="185" meta:word-count="1536" meta:character-count="9116" meta:non-whitespace-character-count="7734"/>
  </office:meta>
</office:document-meta>
</file>